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5000000AA611F3BE4A7F27D76.png" manifest:media-type="image/png"/>
  <manifest:file-entry manifest:full-path="Pictures/10000EA20000111600001199CF66A61676513214.svg" manifest:media-type="image/svg+xml"/>
  <manifest:file-entry manifest:full-path="Pictures/10000201000000EF000000F281A744466D5B79BD.png" manifest:media-type="image/png"/>
  <manifest:file-entry manifest:full-path="Pictures/10000201000000C7000000C6AF467CA182A506A5.png" manifest:media-type="image/png"/>
  <manifest:file-entry manifest:full-path="Pictures/10001BA50000149E000014761E348F5C8C3310C5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b4c7dc" draw:textarea-horizontal-align="center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7" style:family="paragraph">
      <loext:graphic-properties draw:fill="solid"/>
      <style:paragraph-properties fo:text-align="center" style:writing-mode="lr-tb"/>
      <style:text-properties style:text-position="super 58%" fo:font-size="14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position="-10% 58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889cm" svg:height="0.636cm" svg:x="6.082cm" svg:y="1.145cm" svg:viewBox="0 0 890 637" svg:d="M890 320c-93-107-185-213-278-320 0 73 0 146 0 220-204 0-408 0-612 0 0 65 0 131 0 196 204 0 408 0 611 0 0 74 0 148 0 221 93-106 186-212 279-317z">
            <text:p/>
          </draw:path>
        </draw:g>
        <draw:g>
          <draw:path draw:style-name="gr1" draw:text-style-name="P1" draw:layer="layout" svg:width="0.889cm" svg:height="0.636cm" svg:x="6.134cm" svg:y="3.151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2" draw:text-style-name="P3" draw:layer="layout" svg:width="3.382cm" svg:height="3.356cm" svg:x="9.173cm" svg:y="0.687cm">
          <draw:image xlink:href="Pictures/10001BA50000149E000014761E348F5C8C3310C5.svg" xlink:type="simple" xlink:show="embed" xlink:actuate="onLoad" loext:mime-type="image/svg+xml">
            <text:p text:style-name="P2"><text:span text:style-name="T1">2D</text:span></text:p>
            <text:p text:style-name="P2"><text:span text:style-name="T1">operation</text:span></text:p>
          </draw:image>
          <draw:image xlink:href="Pictures/10000201000000C7000000C6AF467CA182A506A5.png" xlink:type="simple" xlink:show="embed" xlink:actuate="onLoad" loext:mime-type="image/png"/>
        </draw:frame>
        <draw:g>
          <draw:path draw:style-name="gr1" draw:text-style-name="P1" draw:layer="layout" svg:width="0.889cm" svg:height="0.636cm" svg:x="14.858cm" svg:y="3.128cm" svg:viewBox="0 0 890 637" svg:d="M890 320c-93-107-185-213-278-320 0 73 0 146 0 220-204 0-408 0-612 0 0 65 0 131 0 196 204 0 408 0 611 0 0 74 0 148 0 221 93-106 186-212 279-317z">
            <text:p/>
          </draw:path>
        </draw:g>
        <draw:frame draw:style-name="gr2" draw:text-style-name="P4" draw:layer="layout" svg:width="0.545cm" svg:height="0.562cm" svg:x="2.714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2.715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2.715cm" svg:y="5.127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545cm" svg:height="0.562cm" svg:x="6.215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6.216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6.216cm" svg:y="5.127cm">
          <draw:image xlink:href="Pictures/10000EA20000111600001199CF66A61676513214.svg" xlink:type="simple" xlink:show="embed" xlink:actuate="onLoad" loext:mime-type="image/svg+xml">
            <text:p text:style-name="P2"><text:span text:style-name="T2">2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545cm" svg:height="0.562cm" svg:x="10.616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0.617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0.617cm" svg:y="5.127cm">
          <draw:image xlink:href="Pictures/10000EA20000111600001199CF66A61676513214.svg" xlink:type="simple" xlink:show="embed" xlink:actuate="onLoad" loext:mime-type="image/svg+xml">
            <text:p text:style-name="P2"><text:span text:style-name="T2">3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545cm" svg:height="0.562cm" svg:x="14.917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4.918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4.918cm" svg:y="5.127cm">
          <draw:image xlink:href="Pictures/10000EA20000111600001199CF66A61676513214.svg" xlink:type="simple" xlink:show="embed" xlink:actuate="onLoad" loext:mime-type="image/svg+xml">
            <text:p text:style-name="P2"><text:span text:style-name="T2">4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545cm" svg:height="0.562cm" svg:x="18.518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8.519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8.519cm" svg:y="5.127cm">
          <draw:image xlink:href="Pictures/10000EA20000111600001199CF66A61676513214.svg" xlink:type="simple" xlink:show="embed" xlink:actuate="onLoad" loext:mime-type="image/svg+xml">
            <text:p text:style-name="P2"><text:span text:style-name="T2">5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545cm" svg:height="0.562cm" svg:x="14.918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4.919cm" svg:y="5.126cm">
          <draw:image xlink:href="Pictures/10000EA20000111600001199CF66A61676513214.svg" xlink:type="simple" xlink:show="embed" xlink:actuate="onLoad" loext:mime-type="image/svg+xml">
            <text:p text:style-name="P2"><text:span text:style-name="T2">1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2" draw:text-style-name="P4" draw:layer="layout" svg:width="0.496cm" svg:height="0.511cm" svg:x="14.919cm" svg:y="5.127cm">
          <draw:image xlink:href="Pictures/10000EA20000111600001199CF66A61676513214.svg" xlink:type="simple" xlink:show="embed" xlink:actuate="onLoad" loext:mime-type="image/svg+xml">
            <text:p text:style-name="P2"><text:span text:style-name="T2">4</text:span></text:p>
          </draw:image>
          <draw:image xlink:href="Pictures/10000201000000A5000000AA611F3BE4A7F27D76.png" xlink:type="simple" xlink:show="embed" xlink:actuate="onLoad" loext:mime-type="image/png"/>
        </draw:frame>
        <draw:frame draw:style-name="gr3" draw:text-style-name="P5" draw:layer="layout" svg:width="1.703cm" svg:height="1.361cm" svg:x="5.59cm" svg:y="0.064cm">
          <draw:text-box>
            <text:p text:style-name="P2"><text:span text:style-name="T2">cache</text:span></text:p>
            <text:p text:style-name="P2"><text:span text:style-name="T2">flush</text:span></text:p>
          </draw:text-box>
        </draw:frame>
        <draw:frame draw:style-name="gr4" draw:text-style-name="P5" draw:layer="layout" svg:width="2.389cm" svg:height="1.346cm" svg:x="14.039cm" svg:y="2.038cm">
          <draw:text-box>
            <text:p text:style-name="P2"><text:span text:style-name="T2">cache</text:span></text:p>
            <text:p text:style-name="P2"><text:span text:style-name="T2">invalidate</text:span></text:p>
          </draw:text-box>
        </draw:frame>
        <draw:frame draw:style-name="gr5" draw:text-style-name="P6" draw:layer="layout" svg:width="1.651cm" svg:height="1.199cm" svg:x="0.466cm" svg:y="0.685cm">
          <draw:text-box>
            <text:p><text:span text:style-name="T2">input</text:span></text:p>
            <text:p><text:span text:style-name="T2">buffer</text:span></text:p>
          </draw:text-box>
        </draw:frame>
        <draw:frame draw:style-name="gr6" draw:text-style-name="P6" draw:layer="layout" svg:width="1.86cm" svg:height="1.673cm" svg:x="0.435cm" svg:y="2.915cm">
          <draw:text-box>
            <text:p><text:span text:style-name="T2">output</text:span></text:p>
            <text:p><text:span text:style-name="T2">buffer</text:span></text:p>
          </draw:text-box>
        </draw:frame>
        <draw:line draw:style-name="gr7" draw:text-style-name="P7" draw:layer="layout" svg:x1="0.949cm" svg:y1="4.784cm" svg:x2="19.291cm" svg:y2="4.835cm">
          <text:p/>
        </draw:line>
        <draw:frame draw:style-name="gr8" draw:text-style-name="P6" draw:layer="layout" svg:width="1.55cm" svg:height="0.802cm" svg:x="9.587cm" svg:y="4.082cm">
          <draw:text-box>
            <text:p><text:span text:style-name="T2">time</text:span></text:p>
          </draw:text-box>
        </draw:frame>
        <draw:frame draw:style-name="gr2" draw:text-style-name="P8" draw:layer="layout" svg:width="1.236cm" svg:height="1.252cm" svg:x="2.345cm" svg:y="0.761cm">
          <draw:image xlink:href="Pictures/10000201000000EF000000F281A744466D5B79BD.png" xlink:type="simple" xlink:show="embed" xlink:actuate="onLoad" loext:mime-type="image/png">
            <text:p text:style-name="P2">G<text:span text:style-name="T3">i</text:span></text:p>
          </draw:image>
        </draw:frame>
        <draw:frame draw:style-name="gr2" draw:text-style-name="P8" draw:layer="layout" svg:width="1.236cm" svg:height="1.252cm" svg:x="2.318cm" svg:y="2.896cm">
          <draw:image xlink:href="Pictures/10000201000000EF000000F281A744466D5B79BD.png" xlink:type="simple" xlink:show="embed" xlink:actuate="onLoad" loext:mime-type="image/png">
            <text:p text:style-name="P2">G<text:span text:style-name="T3">o</text:span></text:p>
          </draw:image>
        </draw:frame>
        <draw:frame draw:style-name="gr2" draw:text-style-name="P8" draw:layer="layout" svg:width="1.236cm" svg:height="1.252cm" svg:x="18.119cm" svg:y="2.897cm">
          <draw:image xlink:href="Pictures/10000201000000EF000000F281A744466D5B79BD.png" xlink:type="simple" xlink:show="embed" xlink:actuate="onLoad" loext:mime-type="image/png">
            <text:p text:style-name="P2">G<text:span text:style-name="T3">o</text:span>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  <style:text-properties fo:font-size="20pt"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10:14:57.318457587</meta:creation-date>
    <dc:date>2023-06-27T17:50:24.285732925</dc:date>
    <meta:editing-duration>PT43M38S</meta:editing-duration>
    <meta:editing-cycles>9</meta:editing-cycles>
    <meta:generator>LibreOffice/6.4.7.2$Linux_X86_64 LibreOffice_project/40$Build-2</meta:generator>
    <meta:document-statistic meta:object-count="34"/>
  </office:meta>
</office:document-meta>
</file>